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style:font-size-asian="10pt" style:font-size-complex="10pt"/>
    </style:style>
    <style:style style:name="T1" style:family="text">
      <style:text-properties fo:font-family="'Palatino Linotype'" style:font-family-generic="roman" style:font-pitch="variable" fo:font-size="12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3cm" svg:height="13.8cm" svg:x="3.5cm" svg:y="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10.639cm" svg:y1="16.384cm" svg:x2="10.639cm" svg:y2="14.594cm">
          <text:p/>
        </draw:line>
        <draw:line draw:style-name="gr2" draw:text-style-name="P1" draw:layer="layout" svg:x1="14.439cm" svg:y1="16.384cm" svg:x2="14.439cm" svg:y2="14.594cm">
          <text:p/>
        </draw:line>
        <draw:line draw:style-name="gr2" draw:text-style-name="P1" draw:layer="layout" svg:x1="17.939cm" svg:y1="16.384cm" svg:x2="17.939cm" svg:y2="14.594cm">
          <text:p/>
        </draw:line>
        <draw:line draw:style-name="gr2" draw:text-style-name="P1" draw:layer="layout" svg:x1="7.439cm" svg:y1="16.384cm" svg:x2="7.439cm" svg:y2="14.594cm">
          <text:p/>
        </draw:line>
        <draw:frame draw:style-name="gr3" draw:text-style-name="P3" draw:layer="layout" svg:width="3cm" svg:height="1.955cm" svg:x="5.862cm" svg:y="16.326cm">
          <draw:text-box>
            <text:p text:style-name="P2"><text:span text:style-name="T1">t1: Spieler2 betritt das Spiel</text:span></text:p>
          </draw:text-box>
        </draw:frame>
        <draw:frame draw:style-name="gr3" draw:text-style-name="P3" draw:layer="layout" svg:width="3cm" svg:height="1.955cm" svg:x="9.139cm" svg:y="16.384cm">
          <draw:text-box>
            <text:p text:style-name="P2"><text:span text:style-name="T1">t2: Spieler3 betritt das Spiel</text:span></text:p>
          </draw:text-box>
        </draw:frame>
        <draw:frame draw:style-name="gr3" draw:text-style-name="P3" draw:layer="layout" svg:width="3cm" svg:height="1.955cm" svg:x="12.939cm" svg:y="16.384cm">
          <draw:text-box>
            <text:p text:style-name="P2"><text:span text:style-name="T1">t3: Spieler4 betritt das Spiel</text:span></text:p>
          </draw:text-box>
        </draw:frame>
        <draw:frame draw:style-name="gr3" draw:text-style-name="P3" draw:layer="layout" svg:width="3cm" svg:height="1.955cm" svg:x="16.439cm" svg:y="16.384cm">
          <draw:text-box>
            <text:p text:style-name="P2"><text:span text:style-name="T1">t4: Spieler5 betritt das Spi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6:13:40</meta:creation-date>
    <dc:creator>plotti plotti</dc:creator>
    <dc:date>2008-06-05T10:52:45</dc:date>
    <meta:editing-cycles>4</meta:editing-cycles>
    <meta:editing-duration>PT23M2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8pt" style:font-size-complex="8pt"/>
    </style:style>
    <style:style style:name="ch3" style:family="chart">
      <style:chart-properties chart:stacked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50" chart:interval-major="5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="solid" draw:fill-color="#e6e6e6" draw:fill-hatch-name="Black_20_-45_20_Degrees" dr3d:edge-rounding="0%"/>
      <style:text-properties fo:font-size="6pt" style:font-size-asian="6pt" style:font-size-complex="6pt"/>
    </style:style>
    <style:style style:name="ch10" style:family="chart">
      <style:graphic-properties draw:stroke="solid" draw:fill="solid" draw:fill-color="#999999" draw:fill-hatch-name="Black_20_-45_20_Degrees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2.001cm" chart:class="chart:area" chart:style-name="ch1">
        <chart:legend chart:legend-position="end" svg:x="3.101cm" svg:y="2.208cm" chart:style-name="ch2"/>
        <chart:plot-area chart:style-name="ch3" chart:data-source-has-labels="both" svg:x="0.595cm" svg:y="0.238cm" svg:width="18.43cm" svg:height="11.237cm">
          <chart:axis chart:dimension="x" chart:name="primary-x" chart:style-name="ch4">
            <chart:title svg:x="17.565cm" svg:y="10.845cm" chart:style-name="ch5">
              <text:p>Zeit (s) </text:p>
            </chart:title>
            <chart:categories table:cell-range-address="local-table.$A$2:.$A$83"/>
          </chart:axis>
          <chart:axis chart:dimension="y" chart:name="primary-y" chart:style-name="ch6">
            <chart:title svg:x="0.396cm" svg:y="7.314cm" chart:style-name="ch7">
              <text:p>Bandbreite (Kbyte/s)</text:p>
            </chart:title>
            <chart:grid chart:style-name="ch8" chart:class="major"/>
          </chart:axis>
          <chart:series chart:style-name="ch9" chart:values-cell-range-address="local-table.$B$2:.$B$83" chart:label-cell-address="local-table.$B$1" chart:class="chart:area">
            <chart:data-point chart:repeated="82"/>
          </chart:series>
          <chart:series chart:style-name="ch10" chart:values-cell-range-address="local-table.$C$2:.$C$83" chart:label-cell-address="local-table.$C$1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ffic mit Spieler 2</text:p>
              </table:table-cell>
              <table:table-cell office:value-type="string">
                <text:p>Traffic mit Spieler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52">
                <text:p>14.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48">
                <text:p>13.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12">
                <text:p>14.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4">
                <text:p>13.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6">
                <text:p>14.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63">
                <text:p>13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6">
                <text:p>14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4">
                <text:p>13.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18">
                <text:p>13.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376">
                <text:p>13.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56">
                <text:p>13.056</text:p>
              </table:table-cell>
              <table:table-cell office:value-type="float" office:value="3.659">
                <text:p>3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08">
                <text:p>11.008</text:p>
              </table:table-cell>
              <table:table-cell office:value-type="float" office:value="7.424">
                <text:p>7.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1">
                <text:p>11.71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12">
                <text:p>10.912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326">
                <text:p>11.326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96">
                <text:p>13.696</text:p>
              </table:table-cell>
              <table:table-cell office:value-type="float" office:value="3.648">
                <text:p>3.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68">
                <text:p>12.768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016">
                <text:p>14.01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">
                <text:p>14.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">
                <text:p>14.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44">
                <text:p>13.34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208">
                <text:p>14.208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04">
                <text:p>13.50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04">
                <text:p>14.30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2">
                <text:p>13.92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6">
                <text:p>14.01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9">
                <text:p>14.59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04">
                <text:p>14.30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6">
                <text:p>14.01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2">
                <text:p>13.982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96">
                <text:p>14.49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12">
                <text:p>13.12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04">
                <text:p>14.30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4">
                <text:p>13.82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02">
                <text:p>14.30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824">
                <text:p>13.82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4">
                <text:p>13.984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112">
                <text:p>14.11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8">
                <text:p>14.0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28">
                <text:p>13.72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">
                <text:p>14.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982">
                <text:p>13.982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4">
                <text:p>13.824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6">
                <text:p>14.01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012">
                <text:p>14.012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72">
                <text:p>13.47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44">
                <text:p>10.14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44">
                <text:p>1.144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</office:styles>
</office:document-styles>
</file>